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53000000AD5316CE03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draw:marker-end="Arrow" draw:marker-end-width="0.102cm"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8.376cm" svg:height="3.281cm" svg:x="0.26cm" svg:y="0.375cm">
          <draw:image xlink:href="Pictures/2000000200000153000000AD5316CE03.eps" xlink:type="simple" xlink:show="embed" xlink:actuate="onLoad">
            <text:p/>
          </draw:image>
          <draw:glue-point draw:id="4" svg:x="1.868cm" svg:y="3.721cm"/>
          <draw:glue-point draw:id="5" svg:x="-0.867cm" svg:y="-0.24cm"/>
          <draw:glue-point draw:id="6" svg:x="-3.02cm" svg:y="-3.925cm"/>
        </draw:frame>
        <draw:line draw:style-name="gr2" draw:text-style-name="P1" draw:layer="layout" svg:x1="3.798cm" svg:y1="2.719cm" svg:x2="3.798cm" svg:y2="3.321cm">
          <text:p/>
        </draw:line>
        <draw:line draw:style-name="gr2" draw:text-style-name="P1" xml:id="id2" draw:id="id2" draw:layer="layout" svg:x1="3.542cm" svg:y1="2.298cm" svg:x2="3.542cm" svg:y2="3.313cm">
          <draw:glue-point draw:id="4" svg:x="-10cm" svg:y="3.37cm"/>
          <text:p/>
        </draw:line>
        <draw:frame draw:style-name="gr3" draw:text-style-name="P2" xml:id="id1" draw:id="id1" draw:layer="layout" svg:width="1.696cm" svg:height="0.696cm" svg:x="0.641cm" svg:y="2.429cm">
          <draw:text-box>
            <text:p><text:span text:style-name="T1">دورانیہ اترائی</text:span></text:p>
          </draw:text-box>
          <draw:glue-point draw:id="4" svg:x="2.329cm" svg:y="2.5cm"/>
        </draw:frame>
        <draw:connector draw:style-name="gr4" draw:text-style-name="P1" draw:layer="layout" draw:type="curve" draw:line-skew="-0.544cm -0.083cm" svg:x1="1.883cm" svg:y1="2.951cm" svg:x2="3.542cm" svg:y2="3.147cm" draw:start-shape="id1" draw:start-glue-point="4" draw:end-shape="id2" draw:end-glue-point="4" svg:d="m1883 2951c0 195 487 162 644 162s-14 34 1015 34">
          <text:p/>
        </draw:connector>
        <draw:line draw:style-name="gr5" draw:text-style-name="P1" draw:layer="layout" svg:x1="4.034cm" svg:y1="3.131cm" svg:x2="3.799cm" svg:y2="3.131cm">
          <text:p/>
        </draw:line>
        <draw:line draw:style-name="gr2" draw:text-style-name="P1" draw:layer="layout" svg:x1="5.673cm" svg:y1="2.845cm" svg:x2="5.673cm" svg:y2="3.416cm">
          <text:p/>
        </draw:line>
        <draw:line draw:style-name="gr2" draw:text-style-name="P1" xml:id="id4" draw:id="id4" draw:layer="layout" svg:x1="5.934cm" svg:y1="2.31cm" svg:x2="5.934cm" svg:y2="3.426cm">
          <draw:glue-point draw:id="4" svg:x="10cm" svg:y="3.351cm"/>
          <text:p/>
        </draw:line>
        <draw:line draw:style-name="gr5" draw:text-style-name="P1" draw:layer="layout" svg:x1="5.374cm" svg:y1="3.233cm" svg:x2="5.632cm" svg:y2="3.233cm">
          <text:p/>
        </draw:line>
        <draw:frame draw:style-name="gr3" draw:text-style-name="P2" xml:id="id3" draw:id="id3" draw:layer="layout" svg:width="1.882cm" svg:height="0.696cm" svg:x="6.778cm" svg:y="2.471cm">
          <draw:text-box>
            <text:p><text:span text:style-name="T1">دورانیہ چڑھائی</text:span></text:p>
          </draw:text-box>
          <draw:glue-point draw:id="4" svg:x="2.329cm" svg:y="2.5cm"/>
          <draw:glue-point draw:id="5" svg:x="0.191cm" svg:y="2.399cm"/>
        </draw:frame>
        <draw:connector draw:style-name="gr5" draw:text-style-name="P1" draw:layer="layout" draw:type="curve" draw:line-skew="-0.505cm 0.746cm" svg:x1="7.754cm" svg:y1="2.985cm" svg:x2="5.934cm" svg:y2="3.241cm" draw:start-shape="id3" draw:start-glue-point="5" draw:end-shape="id4" draw:end-glue-point="4" svg:d="m7754 2985c0 655-788 546-1151 446s-302-190-669-190">
          <text:p/>
        </draw:connector>
        <draw:line draw:style-name="gr6" draw:text-style-name="P1" draw:layer="layout" svg:x1="3.752cm" svg:y1="2.656cm" svg:x2="3.595cm" svg:y2="2.656cm">
          <text:p/>
        </draw:line>
        <draw:line draw:style-name="gr6" draw:text-style-name="P1" draw:layer="layout" svg:x1="3.606cm" svg:y1="2.403cm" svg:x2="3.449cm" svg:y2="2.403cm">
          <text:p/>
        </draw:line>
        <draw:line draw:style-name="gr6" draw:text-style-name="P1" draw:layer="layout" svg:x1="3.879cm" svg:y1="2.919cm" svg:x2="3.722cm" svg:y2="2.919cm">
          <text:p/>
        </draw:line>
        <draw:line draw:style-name="gr6" draw:text-style-name="P1" draw:layer="layout" svg:x1="3.205cm" svg:y1="1.412cm" svg:x2="3.048cm" svg:y2="1.412cm">
          <text:p/>
        </draw:line>
        <draw:line draw:style-name="gr6" draw:text-style-name="P1" draw:layer="layout" svg:x1="5.756cm" svg:y1="2.919cm" svg:x2="5.599cm" svg:y2="2.919cm">
          <text:p/>
        </draw:line>
        <draw:line draw:style-name="gr6" draw:text-style-name="P1" draw:layer="layout" svg:x1="6.019cm" svg:y1="2.403cm" svg:x2="5.862cm" svg:y2="2.403cm">
          <text:p/>
        </draw:line>
        <draw:line draw:style-name="gr6" draw:text-style-name="P1" draw:layer="layout" svg:x1="5.882cm" svg:y1="2.646cm" svg:x2="5.725cm" svg:y2="2.646cm">
          <text:p/>
        </draw:line>
        <draw:line draw:style-name="gr6" draw:text-style-name="P1" draw:layer="layout" svg:x1="5.355cm" svg:y1="1.412cm" svg:x2="5.198cm" svg:y2="1.412cm">
          <text:p/>
        </draw:line>
        <draw:frame draw:style-name="gr3" draw:text-style-name="P3" draw:layer="layout" svg:width="0.925cm" svg:height="0.489cm" svg:x="3.551cm" svg:y="2.139cm">
          <draw:text-box>
            <text:p><text:span text:style-name="T2">90%</text:span></text:p>
          </draw:text-box>
        </draw:frame>
        <draw:frame draw:style-name="gr3" draw:text-style-name="P3" draw:layer="layout" svg:width="0.925cm" svg:height="0.489cm" svg:x="3.615cm" svg:y="2.393cm">
          <draw:text-box>
            <text:p><text:span text:style-name="T2">50%</text:span></text:p>
          </draw:text-box>
        </draw:frame>
        <draw:frame draw:style-name="gr3" draw:text-style-name="P3" draw:layer="layout" svg:width="0.925cm" svg:height="0.489cm" svg:x="3.636cm" svg:y="2.614cm">
          <draw:text-box>
            <text:p><text:span text:style-name="T2">10%</text:span></text:p>
          </draw:text-box>
        </draw:frame>
        <draw:frame draw:style-name="gr3" draw:text-style-name="P3" draw:layer="layout" svg:width="0.925cm" svg:height="0.489cm" svg:x="3.272cm" svg:y="1.172cm">
          <draw:text-box>
            <text:p><text:span text:style-name="T2">50%</text:span></text:p>
          </draw:text-box>
        </draw:frame>
        <draw:line draw:style-name="gr2" draw:text-style-name="P1" draw:layer="layout" svg:x1="3.12cm" svg:y1="1.17cm" svg:x2="3.12cm" svg:y2="2.087cm">
          <text:p/>
        </draw:line>
        <draw:line draw:style-name="gr2" draw:text-style-name="P1" xml:id="id6" draw:id="id6" draw:layer="layout" svg:x1="3.666cm" svg:y1="2.772cm" svg:x2="3.666cm" svg:y2="1.799cm">
          <draw:glue-point draw:id="4" svg:x="0cm" svg:y="-1.993cm"/>
          <draw:glue-point draw:id="5" svg:x="10cm" svg:y="-3.36cm"/>
          <text:p/>
        </draw:line>
        <draw:line draw:style-name="gr5" draw:text-style-name="P1" draw:layer="layout" svg:x1="2.828cm" svg:y1="1.944cm" svg:x2="3.133cm" svg:y2="1.954cm">
          <text:p/>
        </draw:line>
        <draw:frame draw:style-name="gr3" draw:text-style-name="P2" xml:id="id5" draw:id="id5" draw:layer="layout" svg:width="1.95cm" svg:height="0.696cm" svg:x="6.821cm" svg:y="0.749cm">
          <draw:text-box>
            <text:p><text:span text:style-name="T1">دورانیہ ردِ عمل</text:span></text:p>
          </draw:text-box>
        </draw:frame>
        <draw:connector draw:style-name="gr5" draw:text-style-name="P1" draw:layer="layout" draw:type="curve" svg:x1="7.796cm" svg:y1="1.445cm" svg:x2="3.666cm" svg:y2="1.959cm" draw:start-shape="id5" draw:start-glue-point="2" draw:end-shape="id6" draw:end-glue-point="5" svg:d="m7796 1445c0 343-1376 514-4130 514">
          <text:p/>
        </draw:connector>
        <draw:line draw:style-name="gr2" draw:text-style-name="P1" xml:id="id8" draw:id="id8" draw:layer="layout" svg:x1="3.301cm" svg:y1="1.052cm" svg:x2="3.301cm" svg:y2="0.51cm">
          <text:p/>
        </draw:line>
        <draw:line draw:style-name="gr2" draw:text-style-name="P1" draw:layer="layout" svg:x1="3.486cm" svg:y1="2.295cm" svg:x2="3.486cm" svg:y2="0.49cm">
          <text:p/>
        </draw:line>
        <draw:frame draw:style-name="gr3" draw:text-style-name="P5" draw:layer="layout" svg:width="1.649cm" svg:height="1.141cm" svg:x="0.376cm" svg:y="0.339cm">
          <draw:text-box>
            <text:p text:style-name="P4"><text:span text:style-name="T1">نا پسندیدہ</text:span></text:p>
            <text:p text:style-name="P4"><text:span text:style-name="T1">صورتِ حال</text:span></text:p>
          </draw:text-box>
          <draw:glue-point draw:id="4" svg:x="2.329cm" svg:y="2.5cm"/>
        </draw:frame>
        <draw:line draw:style-name="gr5" draw:text-style-name="P1" draw:layer="layout" svg:x1="3.751cm" svg:y1="0.774cm" svg:x2="3.486cm" svg:y2="0.774cm">
          <text:p/>
        </draw:line>
        <draw:connector draw:style-name="gr5" draw:text-style-name="P1" draw:layer="layout" draw:type="curve" draw:line-skew="0.891cm" svg:x1="1.919cm" svg:y1="0.728cm" svg:x2="3.301cm" svg:y2="0.781cm" draw:start-shape="id7" draw:start-glue-point="6" draw:end-shape="id8" draw:end-glue-point="3" svg:d="m1919 728c0 57 1382 31 1382 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0T11:35:49</dc:date>
    <dc:creator>kkk </dc:creator>
    <meta:generator>LibreOffice/3.3$Linux LibreOffice_project/330m19$Build-401</meta:generator>
    <meta:editing-duration>PT3H24M41S</meta:editing-duration>
    <meta:editing-cycles>5</meta:editing-cycles>
    <meta:document-statistic meta:object-count="33"/>
  </office:meta>
</office:document-meta>
</file>